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FileArg.HTTPFileArg( HTTPFileArg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FileArg.HTTPFileArg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FileArg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FileArg.setPath( String new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FileArg.setHeader( String new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FileArg.setProperty( String name , JMeterProperty pr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FileArg.ge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FileArg.HTTPFileArg( String path , String paramname , String mime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FileArg.HTTPFile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FileArg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FileArg.setParamName( String newParam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FileAr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FileArg.isNotEmpt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FileArg.HTTPFileArg( JMeterProperty path , JMeterProperty paramname , JMeterProperty mime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FileArg.getParam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FileArg.setMimeType( String new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